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width="0.152cm" svg:stroke-color="#00ff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dash" draw:stroke-dash="Ultrafine_20_2_20_Dots_20_3_20_Dashes" svg:stroke-width="0.152cm" svg:stroke-color="#00ff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dash" draw:stroke-dash="Ultrafine_20_2_20_Dots_20_3_20_Dashes" svg:stroke-width="0.152cm" svg:stroke-color="#ffff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svg:stroke-width="0.152cm" svg:stroke-color="#ffff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draw:auto-grow-height="true" fo:min-height="3.506cm"/>
    </style:style>
    <style:style style:name="pr4" style:family="presentation" style:parent-style-name="template-outline1" style:list-style-name="L2">
      <style:graphic-properties draw:auto-grow-height="true" fo:min-height="13.859cm"/>
    </style:style>
    <style:style style:name="pr5" style:family="presentation" style:parent-style-name="template-outline1" style:list-style-name="L2">
      <style:graphic-properties draw:auto-grow-height="true" fo:min-height="13.859cm"/>
    </style:style>
    <style:style style:name="pr6" style:family="presentation" style:parent-style-name="template-title">
      <style:graphic-properties fo:min-height="3.506cm"/>
    </style:style>
    <style:style style:name="pr7" style:family="presentation" style:parent-style-name="template-outline1">
      <style:graphic-properties fo:min-height="13.859cm"/>
    </style:style>
    <style:style style:name="pr8" style:family="presentation" style:parent-style-name="template-notes">
      <style:graphic-properties draw:fill-color="#ffffff" fo:min-height="13.364cm"/>
    </style:style>
    <style:style style:name="pr9" style:family="presentation" style:parent-style-name="template-outline1">
      <style:graphic-properties fo:min-height="9.883cm"/>
    </style:style>
    <style:style style:name="pr10" style:family="presentation" style:parent-style-name="template-outline1">
      <style:graphic-properties fo:min-height="10.5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paragraph-properties fo:margin-left="0.629cm" fo:margin-right="0cm" fo:text-indent="0cm"/>
    </style:style>
    <style:style style:name="P6" style:family="paragraph">
      <style:paragraph-properties fo:margin-left="0.629cm" fo:margin-right="0cm" fo:text-indent="0cm"/>
      <style:text-properties fo:font-size="28pt" style:font-size-asian="28pt" style:font-size-complex="28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.604cm" fo:margin-right="0cm" fo:text-indent="0cm"/>
    </style:style>
    <style:style style:name="P10" style:family="paragraph">
      <style:text-properties fo:font-size="20pt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style:paragraph-properties fo:margin-left="0.604cm" fo:margin-right="0cm" fo:text-indent="0cm">
        <style:tab-stops>
          <style:tab-stop style:position="-1.804cm"/>
        </style:tab-stops>
      </style:paragraph-properties>
    </style:style>
    <style:style style:name="P13" style:family="paragraph">
      <style:paragraph-properties fo:margin-left="0.604cm" fo:margin-right="0cm" fo:text-indent="0cm">
        <style:tab-stops>
          <style:tab-stop style:position="-0.641cm"/>
        </style:tab-stops>
      </style:paragraph-properties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ff00" fo:font-size="28pt" style:font-size-asian="28pt" style:font-size-complex="28pt"/>
    </style:style>
    <style:style style:name="T5" style:family="text">
      <style:text-properties fo:color="#ffff00" fo:font-size="28pt" style:font-size-asian="28pt" style:font-size-complex="28pt"/>
    </style:style>
    <style:style style:name="T6" style:family="text">
      <style:text-properties fo:font-size="20pt"/>
    </style:style>
    <style:style style:name="T7" style:family="text">
      <style:text-properties fo:color="#00ff00"/>
    </style:style>
    <style:style style:name="T8" style:family="text">
      <style:text-properties fo:color="#ffffff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71cm" text:min-label-width="0.92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5cm" svg:y="7cm" presentation:class="title" presentation:user-transformed="true">
          <draw:text-box>
            <text:p text:style-name="P1"><text:span text:style-name="T1">2010 </text:span><text:span text:style-name="T1">复赛 纸带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纸带</text:p>
          </draw:text-box>
        </draw:frame>
        <draw:frame presentation:style-name="pr4" draw:text-style-name="P6" draw:layer="layout" svg:width="25.199cm" svg:height="14.047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小明在美术课上给马上要过生日的妈妈做了张贺卡，为了装饰这张贺卡，小明买了一条彩带，但是彩带上并不是所有颜色小明都喜欢，于是小明决定裁剪这条彩带，以取得最好的装饰效果。现已知彩带由</text:span><text:span text:style-name="T3">n</text:span><text:span text:style-name="T3">种不同颜色顺次相接而成，而每种颜色的装饰效果用一个整数表示，彩带上各个颜色的装饰效果为整数</text:span><text:span text:style-name="T3">(</text:span><text:span text:style-name="T3">包括正整数</text:span><text:span text:style-name="T3">, 0, </text:span><text:span text:style-name="T3">负整数</text:span><text:span text:style-name="T3">)</text:span><text:span text:style-name="T3">，从左到右依次为</text:span><text:span text:style-name="T3">a1, a2 … an,</text:span><text:span text:style-name="T3">小明可以从中裁剪出连续的一段用来装饰贺卡，而装饰效果就是这一段上各个颜色装饰效果的总和。当然，如果所有颜色的装饰效果都只能起到负面的作用</text:span><text:span text:style-name="T3">(</text:span><text:span text:style-name="T3">即</text:span><text:span text:style-name="T3">ai &lt; 0)</text:span><text:span text:style-name="T3">，小明也可以放弃用彩带来装饰贺卡</text:span><text:span text:style-name="T3">(</text:span><text:span text:style-name="T3">获得的装饰效果为</text:span><text:span text:style-name="T3">0)</text:span><text:span text:style-name="T3">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 presentation:user-transformed="true">
          <draw:text-box>
            <text:p>关键词句</text:p>
          </draw:text-box>
        </draw:frame>
        <draw:frame presentation:style-name="pr5" draw:text-style-name="P6" draw:layer="layout" svg:width="25.199cm" svg:height="14.047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小明在美术课上给马上要过生日的妈妈做了张贺卡，为了装饰这张贺卡，小明买了一条彩带，但是彩带上并不是所有颜色小明都喜欢，于是小明决定裁剪这条彩带，以取得最好的装饰效果。现已知彩带由</text:span><text:span text:style-name="T3">n</text:span><text:span text:style-name="T3">种不同颜色顺次相接而成，而每种颜色的装饰效果用一个整数表示，彩带上各个颜色的装饰效果为</text:span><text:span text:style-name="T4">整数</text:span><text:span text:style-name="T4">(</text:span><text:span text:style-name="T4">包括正整数</text:span><text:span text:style-name="T4">, 0, </text:span><text:span text:style-name="T4">负整数</text:span><text:span text:style-name="T4">)</text:span><text:span text:style-name="T3">，从左到右依次为</text:span><text:span text:style-name="T3">a1, a2 … an,</text:span><text:span text:style-name="T3">小明可以从中裁剪出</text:span><text:span text:style-name="T4">连续</text:span><text:span text:style-name="T3">的一段用来装饰贺卡，而装饰效果就是这一段上各个颜色装饰效果的</text:span><text:span text:style-name="T4">总和</text:span><text:span text:style-name="T2">。</text:span><text:span text:style-name="T3">当然，</text:span><text:span text:style-name="T5">如果所有颜色的装饰效果都只能起到负面的作用</text:span><text:span text:style-name="T5">(</text:span><text:span text:style-name="T5">即</text:span><text:span text:style-name="T5">ai &lt; 0)</text:span><text:span text:style-name="T5">，小明也可以放弃用彩带来装饰贺卡</text:span><text:span text:style-name="T5">(</text:span><text:span text:style-name="T5">获得的装饰效果为</text:span><text:span text:style-name="T5">0)</text:span><text:span text:style-name="T5">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>
            <draw:text-box>
              <text:list text:style-name="L3">
                <text:list-item>
                  <text:p text:style-name="P7"><text:span text:style-name="T6">强调连续的意义</text:span></text:p>
                </text:list-item>
                <text:list-item>
                  <text:p text:style-name="P7"><text:span text:style-name="T6">复习循环求和代码框架</text:span></text:p>
                </text:list-item>
                <text:list-item>
                  <text:p text:style-name="P7"><text:span text:style-name="T6">黄色部分为边界条件</text:span></text:p>
                </text:list-item>
              </text:list>
            </draw:text-box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背景问题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其实这道题目的数学模型是：</text:p>
                <text:list>
                  <text:list-item>
                    <text:p><text:span text:style-name="T7">最大子序列和</text:span></text:p>
                  </text:list-item>
                </text:list>
              </text:list-item>
              <text:list-item>
                <text:p><text:span text:style-name="T8">解决方法：</text:span></text:p>
                <text:list>
                  <text:list-item>
                    <text:p><text:span text:style-name="T8">穷举法</text:span></text:p>
                  </text:list-item>
                  <text:list-item>
                    <text:p><text:span text:style-name="T8">分治法</text:span></text:p>
                  </text:list-item>
                  <text:list-item>
                    <text:p><text:span text:style-name="T8">动态规划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最大子序列和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9">给定一个数字（包括正负数和0）组成的序列。</text:p>
              </text:list-item>
              <text:list-item>
                <text:p text:style-name="P9">要求找出一个连续的<text:span text:style-name="T7">子序列</text:span>，使得这个子序列的和在所有子序列中最大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找找子序列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请找出-1 <text:s/>2 <text:s/>-1 <text:s/>2 <text:s/>-1中的子序列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找找子序列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请找出-1 <text:s/>2 <text:s/>-1 <text:s/>2 <text:s/>-1中的子序列</text:p>
              </text:list-item>
              <text:list-item>
                <text:p>一个数字组成的：[-1] <text:s/>[2] <text:s/>[-1] <text:s/>[2] <text:s/>[-1]</text:p>
              </text:list-item>
              <text:list-item>
                <text:p>两个数字组成的：[-1 <text:s/>2] <text:s/>[2 <text:s/>-1]等</text:p>
              </text:list-item>
              <text:list-item>
                <text:p>三个数字组成的：[-1 2 -1] <text:s/>[2 <text:s/>-1 <text:s/>2]等</text:p>
              </text:list-item>
              <text:list-item>
                <text:p>四个数字组成的：[-1 <text:s/>2 <text:s/>-1 <text:s/>2] <text:s/>[2 <text:s/>-1 <text:s/>2 <text:s/>-1]</text:p>
              </text:list-item>
              <text:list-item>
                <text:p>五个数字组成的：[-1 <text:s/>2 <text:s/>-1 <text:s/>2 <text:s/>-1]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8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从最简单的问题开始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两个数字组成的序列 A <text:s/>B<text:line-break/></text:p>
              </text:list-item>
              <text:list-item>
                <text:p>请思考下面的问题：</text:p>
              </text:list-item>
              <text:list-item>
                <text:p>若A&gt;0, 子序列如何取，保证和最大？</text:p>
              </text:list-item>
              <text:list-item>
                <text:p>若A&gt;0, 子序列应该如何取？</text:p>
              </text:list-item>
              <text:list-item>
                <text:p>若A=0, 子序列应该如何取？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把这个问题复杂一点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三个数字组成的序列：A <text:s/>B <text:s/>C</text:p>
              </text:list-item>
              <text:list-item>
                <text:p>提示：把A <text:s/>B这两个元素看作一个整体。</text:p>
              </text:list-item>
              <text:list-item>
                <text:p><text:span text:style-name="T4">注：序列里的每一个数字或者字符，我们称为元素。</text:span></text:p>
              </text:list-item>
            </text:list>
          </draw:text-box>
        </draw:frame>
        <draw:custom-shape draw:style-name="gr3" draw:text-style-name="P11" draw:layer="layout" svg:width="6.35cm" svg:height="2.54cm" svg:x="3.175cm" svg:y="11.43cm">
          <text:p text:style-name="P1"><text:span text:style-name="T9">A <text:s/>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175cm" svg:height="2.54cm" svg:x="10.795cm" svg:y="11.43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把这个问题复杂一点</text:p>
          </draw:text-box>
        </draw:frame>
        <draw:custom-shape draw:style-name="gr3" draw:text-style-name="P11" draw:layer="layout" svg:width="6.35cm" svg:height="2.54cm" svg:x="3.375cm" svg:y="5.215cm">
          <text:p text:style-name="P1"><text:span text:style-name="T9">A <text:s/>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175cm" svg:height="2.54cm" svg:x="10.995cm" svg:y="5.215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9.883cm" svg:x="1.4cm" svg:y="8.89cm" presentation:class="outline" presentation:user-transformed="true">
          <draw:text-box>
            <text:list text:style-name="L4">
              <text:list-item>
                <text:p text:style-name="P9">请思考下面的问题：</text:p>
              </text:list-item>
              <text:list-item>
                <text:p text:style-name="P9">若<text:span text:style-name="T7">A <text:s/>B</text:span>&gt;0, 子序列如何取，保证和最大？</text:p>
              </text:list-item>
              <text:list-item>
                <text:p text:style-name="P12">若<text:span text:style-name="T7">A <text:s/>B</text:span>&gt;0, 子序列应该如何取？</text:p>
              </text:list-item>
              <text:list-item>
                <text:p text:style-name="P13">若<text:span text:style-name="T7">A <text:s/>B</text:span><text:span text:style-name="T8">=</text:span>0, 子序列应该如何取？</text:p>
              </text:list-item>
              <text:list-item>
                <text:p text:style-name="P13">这里的<text:span text:style-name="T7">A <text:s/>B</text:span>如何理解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8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把这个问题复杂一点</text:p>
          </draw:text-box>
        </draw:frame>
        <draw:custom-shape draw:style-name="gr3" draw:text-style-name="P11" draw:layer="layout" svg:width="6.35cm" svg:height="2.54cm" svg:x="3.375cm" svg:y="5.215cm">
          <text:p text:style-name="P1"><text:span text:style-name="T9">A <text:s/>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175cm" svg:height="2.54cm" svg:x="10.995cm" svg:y="5.215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9.883cm" svg:x="1.4cm" svg:y="8.89cm" presentation:class="outline" presentation:user-transformed="true">
          <draw:text-box>
            <text:list text:style-name="L4">
              <text:list-item>
                <text:p text:style-name="P9">这里的<text:span text:style-name="T7">A <text:s/>B</text:span>如何理解?</text:p>
              </text:list-item>
              <text:list-item>
                <text:p text:style-name="P9"><text:span text:style-name="T7">A <text:s/>B</text:span><text:span text:style-name="T8">里面最大的子序列和是多少呢？是不是成了一个独立的问题？如果这个问题解决了，那么三个数字</text:span><text:span text:style-name="T7">A <text:s/>B <text:s/>C</text:span><text:span text:style-name="T8">的最大子序列问题也就有答案了？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8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回到原点</text:p>
          </draw:text-box>
        </draw:frame>
        <draw:frame presentation:style-name="pr10" draw:layer="layout" svg:width="25.199cm" svg:height="10.518cm" svg:x="1.4cm" svg:y="8.255cm" presentation:class="outline" presentation:user-transformed="true">
          <draw:text-box>
            <text:list text:style-name="L4">
              <text:list-item>
                <text:p text:style-name="P9">现在我们来求<text:span text:style-name="T7">A <text:s/>B</text:span>的最大子序列和。</text:p>
              </text:list-item>
              <text:list-item>
                <text:p text:style-name="P9">这个问题我们已经在前面解决过了，是不是可以直接用前面的结果了？</text:p>
              </text:list-item>
              <text:list-item>
                <text:p text:style-name="P9">如果是四个数字组成的序列，你有解决的方法了吗？例如：<text:span text:style-name="T7">A <text:s/>B <text:s/>C <text:s/>D</text:span></text:p>
              </text:list-item>
            </text:list>
          </draw:text-box>
        </draw:frame>
        <draw:custom-shape draw:style-name="gr3" draw:text-style-name="P11" draw:layer="layout" svg:width="6.35cm" svg:height="2.54cm" svg:x="3.376cm" svg:y="5.215cm">
          <text:p text:style-name="P1"><text:span text:style-name="T9">A <text:s/>B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175cm" svg:height="2.54cm" svg:x="20.955cm" svg:y="5.08cm">
          <text:p text:style-name="P1"><text:span text:style-name="T9">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一般情况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序列都有多个数字组成，例如n个数字的序列<text:line-break/>x1 <text:s/>x2 <text:s/>x3 <text:s/>x4 <text:s/>x5 … <text:s/>xn</text:p>
              </text:list-item>
              <text:list-item>
                <text:p>我们应该如何解决这样的最大子序列和问题？</text:p>
              </text:list-item>
              <text:list-item>
                <text:p>刚才用过的方法还能不能用？试试看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化繁为简</text:p>
          </draw:text-box>
        </draw:frame>
        <draw:custom-shape draw:style-name="gr3" draw:text-style-name="P14" xml:id="id1" draw:id="id1" draw:layer="layout" svg:width="24.765cm" svg:height="2.54cm" svg:x="1.905cm" svg:y="5.08cm">
          <text:p text:style-name="P1"><text:span text:style-name="T10">x1 <text:s/>x2 <text:s/>x3 <text:s/>x4 <text:s/>x5 <text:s/>… <text:s/>xn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xml:id="id2" draw:id="id2" draw:layer="layout" svg:width="20.319cm" svg:height="2.54cm" svg:x="1.906cm" svg:y="8.58cm">
          <text:p text:style-name="P1"><text:span text:style-name="T10">x1 <text:s/>x2 <text:s/>x3 <text:s/>x4 <text:s/>x5 <text:s/>… <text:s/>xn-1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xml:id="id7" draw:id="id7" draw:layer="layout" svg:width="3.81cm" svg:height="2.54cm" svg:x="22.86cm" svg:y="8.59cm">
          <text:p text:style-name="P1"><text:span text:style-name="T10">xn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xml:id="id6" draw:id="id6" draw:layer="layout" svg:width="3.81cm" svg:height="2.54cm" svg:x="18.36cm" svg:y="12.09cm">
          <text:p text:style-name="P1"><text:span text:style-name="T10">xn-1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xml:id="id3" draw:id="id3" draw:layer="layout" svg:width="15.873cm" svg:height="2.54cm" svg:x="1.907cm" svg:y="12.08cm">
          <text:p text:style-name="P1"><text:span text:style-name="T10">x1 <text:s/>x2 <text:s/>x3 <text:s/>x4 <text:s/>x5 … xn-2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xml:id="id4" draw:id="id4" draw:layer="layout" svg:width="3.807cm" svg:height="2.54cm" svg:x="1.908cm" svg:y="17.08cm">
          <text:p text:style-name="P1"><text:span text:style-name="T10">x1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xml:id="id5" draw:id="id5" draw:layer="layout" svg:width="3.81cm" svg:height="2.54cm" svg:x="6.36cm" svg:y="17.09cm">
          <text:p text:style-name="P1"><text:span text:style-name="T10">x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3.366cm" svg:x1="14.287cm" svg:y1="7.62cm" svg:x2="1.906cm" svg:y2="9.85cm" draw:start-shape="id1" draw:start-glue-point="2" draw:end-shape="id2" draw:end-glue-point="3" svg:d="m14287 7620v635h-12884v1595h503">
          <text:p/>
        </draw:connector>
        <draw:connector draw:style-name="gr6" draw:text-style-name="P1" draw:layer="layout" draw:line-skew="-3.691cm" svg:x1="12.065cm" svg:y1="11.12cm" svg:x2="1.907cm" svg:y2="13.35cm" draw:start-shape="id2" draw:start-glue-point="2" draw:end-shape="id3" draw:end-glue-point="3" svg:d="m12065 11120v310h-10661v1920h503">
          <text:p/>
        </draw:connector>
        <draw:connector draw:style-name="gr7" draw:text-style-name="P1" draw:layer="layout" svg:x1="9.843cm" svg:y1="14.62cm" svg:x2="1.908cm" svg:y2="18.35cm" draw:start-shape="id3" draw:start-glue-point="2" draw:end-shape="id4" draw:end-glue-point="3" svg:d="m9843 14620v1230h-8437v2500h502">
          <text:p/>
        </draw:connector>
        <draw:connector draw:style-name="gr8" draw:text-style-name="P1" draw:layer="layout" draw:type="curve" svg:x1="10.17cm" svg:y1="18.36cm" svg:x2="20.265cm" svg:y2="14.63cm" draw:start-shape="id5" draw:start-glue-point="1" draw:end-shape="id6" draw:end-glue-point="2" svg:d="m10170 18360c6730 0 10095-1243 10095-3730">
          <text:p/>
        </draw:connector>
        <draw:connector draw:style-name="gr9" draw:text-style-name="P1" draw:layer="layout" draw:type="curve" svg:x1="22.17cm" svg:y1="13.36cm" svg:x2="24.765cm" svg:y2="11.13cm" draw:start-shape="id6" draw:start-glue-point="1" draw:end-shape="id7" draw:end-glue-point="2" svg:d="m22170 13360c1730 0 2595-743 2595-2230">
          <text:p/>
        </draw:connector>
        <draw:connector draw:style-name="gr9" draw:text-style-name="P1" draw:layer="layout" draw:type="curve" svg:x1="26.67cm" svg:y1="9.86cm" svg:x2="26.67cm" svg:y2="6.35cm" draw:start-shape="id7" draw:start-glue-point="1" draw:end-shape="id1" draw:end-glue-point="1" svg:d="m26670 9860c751 0 751-3510 0-3510">
          <text:p/>
        </draw:connecto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0000ff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>
        <style:tab-stops/>
      </style:paragraph-properties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mplate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5-16T21:55:30</meta:creation-date>
    <dc:language>fi-FI</dc:language>
    <meta:editing-cycles>59</meta:editing-cycles>
    <meta:editing-duration>PT10H26M45S</meta:editing-duration>
    <meta:initial-creator>Richard Ma</meta:initial-creator>
    <dc:date>2011-06-03T08:35:40</dc:date>
    <dc:creator>Richard Ma</dc:creator>
    <meta:document-statistic meta:object-count="1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libreoffice/3/user/template/fhlnoip_template.otp"/>
  </office:meta>
</office:document-meta>
</file>